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laro! Aqui estão algumas dicas que podem ajudar a melhorar a acurácia do seu modelo no problema do Titanic:</text:p>
      <text:p text:style-name="Standard"/>
      <text:p text:style-name="Standard">1. **Pré-processamento dos dados**: Verifique se você realizou um pré-processamento adequado dos dados. Isso pode envolver a limpeza de valores ausentes, tratamento de valores discrepantes (outliers), normalização ou padronização de variáveis numéricas e codificação de variáveis categóricas.</text:p>
      <text:p text:style-name="Standard"/>
      <text:p text:style-name="Standard">2. **Engenharia de recursos**: Considere a possibilidade de criar novas variáveis ou transformar as existentes para capturar melhor a informação dos dados. Por exemplo, você pode extrair informações adicionais dos nomes, criar uma variável indicando se o passageiro estava viajando sozinho ou com a família, ou agrupar categorias raras em uma categoria comum.</text:p>
      <text:p text:style-name="Standard"/>
      <text:p text:style-name="Standard">3. **Seleção de recursos**: Avalie a relevância e importância das características do seu conjunto de dados. Você pode utilizar técnicas como análise de correlação, testes estatísticos ou algoritmos de seleção de recursos para identificar as características mais importantes para a predição.</text:p>
      <text:p text:style-name="Standard"/>
      <text:p text:style-name="Standard">4. **Experimente diferentes modelos**: Explore diferentes algoritmos de aprendizado de máquina para encontrar o que melhor se ajusta aos seus dados. Além do Random Forest, que mencionamos anteriormente, você pode experimentar outros algoritmos, como Regressão Logística, Support Vector Machines (SVM), Gradient Boosting, entre outros. Cada algoritmo tem suas próprias vantagens e pode funcionar melhor em diferentes cenários.</text:p>
      <text:p text:style-name="Standard"/>
      <text:p text:style-name="Standard">5. **Ajuste de hiperparâmetros**: Experimente ajustar os hiperparâmetros do seu modelo para otimizar seu desempenho. Utilize técnicas como Grid Search ou Random Search para encontrar a combinação ideal de hiperparâmetros que maximize a acurácia do seu modelo.</text:p>
      <text:p text:style-name="Standard"/>
      <text:p text:style-name="Standard">6. **Validação cruzada**: Use técnicas de validação cruzada, como K-Fold Cross Validation, para avaliar a performance do seu modelo de forma mais robusta. Isso ajudará a verificar se o desempenho do modelo é consistente em diferentes conjuntos de treinamento e teste.</text:p>
      <text:p text:style-name="Standard"/>
      <text:p text:style-name="Standard">7. **Ensemble learning**: Considere a utilização de técnicas de ensemble learning, como a combinação de vários modelos em um ensemble, como Random Forest ou Gradient Boosting, para melhorar ainda mais a acurácia.</text:p>
      <text:p text:style-name="Standard"/>
      <text:p text:style-name="Standard">8. **Exploração de dados**: Analise seus dados com cuidado, identifique padrões, visualize as distribuições e entenda as características do conjunto de dados. Isso pode ajudar a identificar insights úteis e tomar decisões informadas ao realizar o pré-processamento e a modelagem.</text:p>
      <text:p text:style-name="Standard"/>
      <text:p text:style-name="Standard">9. **Itere e experimente**: A melhoria da acurácia é um processo iterativo. Experimente diferentes abordagens, ajuste parâmetros, adicione ou remova características e avalie os resultados. Aprenda com cada iteração e faça ajustes para melhorar gradualmente seu modelo.</text:p>
      <text:p text:style-name="Standard"/>
      <text:p text:style-name="Standard">Lembre-se de que essas são apenas algumas dicas gerais e é importante entender o contexto específico do seu problema e dos seus dados para tomar decisões adequadas. Boa sorte com o desafio do Titanic no Kagg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22:35:39.655683311</meta:creation-date>
    <dc:date>2023-06-14T22:36:09.379675814</dc:date>
    <meta:editing-duration>PT31S</meta:editing-duration>
    <meta:editing-cycles>1</meta:editing-cycles>
    <meta:document-statistic meta:table-count="0" meta:image-count="0" meta:object-count="0" meta:page-count="1" meta:paragraph-count="11" meta:word-count="430" meta:character-count="2969" meta:non-whitespace-character-count="2550"/>
    <meta:generator>LibreOffice/7.3.7.2$Linux_X86_64 LibreOffice_project/30$Build-2</meta:generator>
  </office:meta>
</office:document-meta>
</file>